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DFKai-SB" svg:font-family="DFKai-SB"/>
    <style:font-face style:name="Lucida Sans Unicode" svg:font-family="'Lucida Sans Unicode', 'Lucida Grande', sans-serif"/>
    <style:font-face style:name="Mangal1" svg:font-family="Mangal"/>
    <style:font-face style:name="Courier New" svg:font-family="'Courier New'" style:font-family-generic="modern"/>
    <style:font-face style:name="細明體" svg:font-family="細明體, MingLiU" style:font-family-generic="modern"/>
    <style:font-face style:name="方正仿宋" svg:font-family="方正仿宋" style:font-family-generic="script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PMingLiU" svg:font-family="PMingLiU" style:font-family-generic="system" style:font-pitch="variable"/>
  </office:font-face-decls>
  <office:automatic-styles>
    <style:style style:name="P1" style:family="paragraph" style:parent-style-name="Plain_20_Text">
      <style:paragraph-properties fo:line-height="150%"/>
      <style:text-properties style:font-name="SimSun" style:font-name-asian="SimSun" style:language-asian="zh" style:country-asian="CN" style:font-name-complex="SimSun"/>
    </style:style>
    <style:style style:name="P2" style:family="paragraph" style:parent-style-name="Plain_20_Text">
      <style:paragraph-properties fo:line-height="150%"/>
    </style:style>
    <style:style style:name="P3" style:family="paragraph" style:parent-style-name="Plain_20_Text">
      <style:paragraph-properties fo:line-height="150%"/>
      <style:text-properties fo:font-size="16pt" style:font-size-asian="16pt" style:font-size-complex="16pt"/>
    </style:style>
    <style:style style:name="P4" style:family="paragraph" style:parent-style-name="Plain_20_Text">
      <style:paragraph-properties fo:line-height="150%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Plain_20_Text">
      <style:paragraph-properties fo:line-height="150%"/>
      <style:text-properties fo:font-size="12pt" style:font-size-asian="12pt" style:font-size-complex="12pt"/>
    </style:style>
    <style:style style:name="P6" style:family="paragraph" style:parent-style-name="Plain_20_Text" style:master-page-name="Standard">
      <style:paragraph-properties fo:line-height="150%" style:page-number="auto"/>
    </style:style>
    <style:style style:name="P7" style:family="paragraph" style:parent-style-name="Standard">
      <style:text-properties fo:font-size="16pt" style:font-size-asian="16pt" style:font-size-complex="16pt"/>
    </style:style>
    <style:style style:name="P8" style:family="paragraph" style:parent-style-name="Standard">
      <style:text-properties style:use-window-font-color="true" style:font-name="Times New Roman" fo:font-size="12pt" fo:font-weight="normal" style:font-name-asian="SimSun" style:font-size-asian="12pt" style:language-asian="zh" style:country-asian="CN" style:font-weight-asian="normal" style:font-name-complex="SimSun" style:font-size-complex="12pt" style:font-weight-complex="normal"/>
    </style:style>
    <style:style style:name="P9" style:family="paragraph" style:parent-style-name="Standard"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break-before="page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Times New Roman" style:font-name-asian="SimSun" style:language-asian="zh" style:country-asian="CN" style:font-name-complex="Times New Roman"/>
    </style:style>
    <style:style style:name="T2" style:family="text">
      <style:text-properties style:font-name="SimSun" style:font-name-asian="SimSun" style:language-asian="zh" style:country-asian="CN" style:font-name-complex="SimSun"/>
    </style:style>
    <style:style style:name="T3" style:family="text">
      <style:text-properties fo:font-weight="bold" style:font-name-asian="方正仿宋" style:language-asian="zh" style:country-asian="CN" style:font-weight-asian="bold" style:font-name-complex="SimSun"/>
    </style:style>
    <style:style style:name="T4" style:family="text">
      <style:text-properties fo:font-size="14pt" fo:font-weight="bold" style:font-name-asian="方正仿宋" style:font-size-asian="14pt" style:language-asian="zh" style:country-asian="CN" style:font-weight-asian="bold" style:font-name-complex="SimSun" style:font-size-complex="14pt"/>
    </style:style>
    <style:style style:name="T5" style:family="text">
      <style:text-properties fo:font-size="14pt" style:font-name-asian="方正仿宋" style:font-size-asian="14pt" style:language-asian="zh" style:country-asian="CN" style:font-name-complex="SimSun" style:font-size-complex="14pt"/>
    </style:style>
    <style:style style:name="T6" style:family="text">
      <style:text-properties style:font-name="方正仿宋" fo:font-size="14pt" fo:font-weight="bold" style:font-name-asian="方正仿宋" style:font-size-asian="14pt" style:language-asian="zh" style:country-asian="CN" style:font-weight-asian="bold" style:font-name-complex="SimSun" style:font-size-complex="14pt"/>
    </style:style>
    <style:style style:name="T7" style:family="text">
      <style:text-properties style:font-name="方正仿宋" fo:font-weight="bold" style:font-name-asian="方正仿宋" style:language-asian="zh" style:country-asian="CN" style:font-weight-asian="bold" style:font-name-complex="SimSun"/>
    </style:style>
    <style:style style:name="T8" style:family="text">
      <style:text-properties style:font-name="方正仿宋" fo:font-size="16pt" fo:font-weight="bold" style:font-name-asian="方正仿宋" style:font-size-asian="16pt" style:language-asian="zh" style:country-asian="CN" style:font-weight-asian="bold" style:font-name-complex="SimSun" style:font-size-complex="16pt"/>
    </style:style>
    <style:style style:name="T9" style:family="text">
      <style:text-properties style:font-name-asian="方正仿宋" style:language-asian="zh" style:country-asian="CN" style:font-name-complex="SimSun"/>
    </style:style>
    <style:style style:name="T10" style:family="text">
      <style:text-properties fo:font-variant="normal" fo:text-transform="none" fo:color="#777777" style:font-name="Lucida Sans Unicode" fo:font-size="10.5pt" fo:letter-spacing="normal" fo:font-style="normal" fo:font-weight="normal"/>
    </style:style>
    <style:style style:name="T11" style:family="text">
      <style:text-properties fo:font-variant="normal" fo:text-transform="none" fo:color="#777777" style:font-name="Lucida Sans Unicode" fo:font-size="10.5pt" fo:letter-spacing="normal" fo:font-style="normal" fo:font-weight="normal" style:font-name-asian="方正仿宋" style:language-asian="zh" style:country-asian="CN" style:font-weight-asian="bold" style:font-name-complex="SimSun"/>
    </style:style>
    <style:style style:name="T12" style:family="text">
      <style:text-properties fo:font-variant="normal" fo:text-transform="none" fo:color="#777777" style:font-name="Lucida Sans Unicode" fo:font-size="10.5pt" fo:letter-spacing="normal" fo:font-style="normal" fo:font-weight="normal" style:font-name-asian="方正仿宋" style:font-size-asian="14pt" style:language-asian="zh" style:country-asian="CN" style:font-weight-asian="bold" style:font-name-complex="SimSun" style:font-size-complex="14pt"/>
    </style:style>
    <style:style style:name="T13" style:family="text">
      <style:text-properties fo:font-variant="normal" fo:text-transform="none" fo:color="#777777" fo:font-size="10.5pt" fo:letter-spacing="normal" fo:font-style="normal" fo:font-weight="normal"/>
    </style:style>
    <style:style style:name="T14" style:family="text">
      <style:text-properties fo:font-variant="normal" fo:text-transform="none" fo:color="#777777" fo:font-size="10.5pt" fo:letter-spacing="normal" fo:font-style="normal" fo:font-weight="normal" style:font-name-asian="方正仿宋" style:language-asian="zh" style:country-asian="CN" style:font-weight-asian="bold" style:font-name-complex="SimSun"/>
    </style:style>
    <style:style style:name="T15" style:family="text">
      <style:text-properties fo:font-variant="normal" fo:text-transform="none" fo:color="#777777" fo:font-size="10.5pt" fo:letter-spacing="normal" fo:font-style="normal" fo:font-weight="normal" style:font-name-asian="方正仿宋" style:font-size-asian="14pt" style:language-asian="zh" style:country-asian="CN" style:font-weight-asian="bold" style:font-name-complex="SimSun" style:font-size-complex="14pt"/>
    </style:style>
    <style:style style:name="T16" style:family="text">
      <style:text-properties fo:font-variant="normal" fo:text-transform="none" fo:font-size="10.5pt" fo:letter-spacing="normal" fo:font-style="normal"/>
    </style:style>
    <style:style style:name="T17" style:family="text">
      <style:text-properties fo:font-variant="normal" fo:text-transform="none" fo:font-size="10.5pt" fo:letter-spacing="normal" fo:font-style="normal" fo:font-weight="normal"/>
    </style:style>
    <style:style style:name="T18" style:family="text">
      <style:text-properties fo:font-variant="normal" fo:text-transform="none" fo:font-size="10.5pt" fo:letter-spacing="normal" fo:font-style="normal" fo:font-weight="normal" style:font-name-asian="方正仿宋" style:language-asian="zh" style:country-asian="CN" style:font-weight-asian="bold" style:font-name-complex="SimSun"/>
    </style:style>
    <style:style style:name="T19" style:family="text">
      <style:text-properties fo:font-variant="normal" fo:text-transform="none" fo:font-size="10.5pt" fo:letter-spacing="normal" fo:font-style="normal" fo:font-weight="normal" style:font-name-asian="方正仿宋" style:font-size-asian="14pt" style:language-asian="zh" style:country-asian="CN" style:font-weight-asian="bold" style:font-name-complex="SimSun" style:font-size-complex="14pt"/>
    </style:style>
    <style:style style:name="T20" style:family="text">
      <style:text-properties fo:font-variant="normal" fo:text-transform="none" fo:font-size="10.5pt" fo:letter-spacing="normal" fo:font-style="normal" style:font-name-asian="方正仿宋" style:language-asian="zh" style:country-asian="CN" style:font-name-complex="SimSun"/>
    </style:style>
    <style:style style:name="T21" style:family="text">
      <style:text-properties fo:font-variant="normal" fo:text-transform="none" fo:font-size="10.5pt" fo:letter-spacing="normal" fo:font-style="normal" style:font-name-asian="方正仿宋" style:font-size-asian="14pt" style:language-asian="zh" style:country-asian="CN" style:font-name-complex="SimSun" style:font-size-complex="14pt"/>
    </style:style>
    <style:style style:name="T22" style:family="text">
      <style:text-properties fo:font-variant="normal" fo:text-transform="none" fo:letter-spacing="normal" fo:font-style="normal"/>
    </style:style>
    <style:style style:name="T23" style:family="text">
      <style:text-properties fo:font-variant="normal" fo:text-transform="none" fo:letter-spacing="normal" fo:font-style="normal" style:font-name-asian="方正仿宋" style:language-asian="zh" style:country-asian="CN" style:font-name-complex="SimSun"/>
    </style:style>
    <style:style style:name="T24" style:family="text">
      <style:text-properties fo:font-variant="normal" fo:text-transform="none" style:use-window-font-color="true" style:font-name="Times New Roman" fo:letter-spacing="normal" fo:font-style="normal" fo:font-weight="normal" style:font-name-asian="方正仿宋" style:language-asian="zh" style:country-asian="CN" style:font-weight-asian="normal" style:font-name-complex="SimSun" style:font-weight-complex="normal"/>
    </style:style>
    <style:style style:name="T25" style:family="text">
      <style:text-properties style:use-window-font-color="true" style:font-name="Times New Roman" fo:font-weight="normal" style:font-name-asian="方正仿宋" style:language-asian="zh" style:country-asian="CN" style:font-weight-asian="normal" style:font-name-complex="SimSun" style:font-weight-complex="normal"/>
    </style:style>
    <style:style style:name="T26" style:family="text">
      <style:text-properties style:use-window-font-color="true" style:font-name="Times New Roman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Cha cha Mandarin (3)</text:span></text:p>
      <text:p text:style-name="P2"><text:span text:style-name="T1">Use Cha Cha music to practice the following </text:span><text:span text:style-name="T1">sentences.</text:span></text:p>
      <text:p text:style-name="P1"><text:s text:c="13"/></text:p>
      <text:p text:style-name="P3"><text:span text:style-name="T7">你在做什么</text:span><text:span text:style-name="T7">？ <text:tab/><text:tab/><text:tab/>我在帮他忙。</text:span></text:p>
      <text:p text:style-name="P4"><text:span text:style-name="T23">Nǐ zài zuò shénme? <text:tab/><text:tab/><text:tab/>Wǒ zài bāng tā máng.</text:span><text:span text:style-name="T9"> </text:span></text:p>
      <text:p text:style-name="P3"><text:span text:style-name="T7">帮他做什么</text:span><text:span text:style-name="T7">？<text:tab/><text:tab/><text:tab/>帮他学汉语。</text:span></text:p>
      <text:p text:style-name="P4"><text:span text:style-name="T23">Bāng tā zuò shénme? <text:tab/><text:tab/><text:tab/>Bāng tā xué hànyǔ.</text:span><text:span text:style-name="T9"> </text:span></text:p>
      <text:p text:style-name="P3"><text:span text:style-name="T7">汉语难不难</text:span><text:span text:style-name="T7">？<text:tab/><text:tab/><text:tab/>哎呀难死了。</text:span></text:p>
      <text:p text:style-name="P4"><text:span text:style-name="T23">Hànyǔ nàn bù nán? <text:tab/><text:tab/><text:tab/><text:tab/>Āiyā nán sǐle.</text:span><text:span text:style-name="T9"> </text:span></text:p>
      <text:p text:style-name="P3"><text:span text:style-name="T7">到底什么难</text:span><text:span text:style-name="T7">？<text:tab/><text:tab/><text:tab/>发音和四声</text:span></text:p>
      <text:p text:style-name="P4"><text:span text:style-name="T23">Dàodǐ shénme nán? <text:tab/><text:tab/><text:tab/>Fāyīn hé sì shēng</text:span><text:span text:style-name="T9"> </text:span></text:p>
      <text:p text:style-name="P3"><text:span text:style-name="T7">汉字和句型</text:span><text:span text:style-name="T7">，<text:tab/><text:tab/><text:tab/>你要和你咬，</text:span></text:p>
      <text:p text:style-name="P5"><text:span text:style-name="T24">Hànz</text:span><text:span text:style-name="T24">ì hé jù xíng, <text:tab/><text:tab/><text:tab/><text:tab/>nǐ yào hé nǐ yǎo,</text:span><text:span text:style-name="T25"> </text:span></text:p>
      <text:p text:style-name="P3"><text:span text:style-name="T7">洗碗和喜欢</text:span><text:span text:style-name="T7">，<text:tab/><text:tab/><text:tab/>睡觉和水饺，</text:span></text:p>
      <text:p text:style-name="P4"><text:span text:style-name="T23">Xǐ wǎn hé xǐhuan, <text:tab/><text:tab/><text:tab/><text:tab/>shuìjiào hé shuǐjiǎo,</text:span><text:span text:style-name="T9"> </text:span></text:p>
      <text:p text:style-name="P3"><text:span text:style-name="T7">写字和鞋子.....<text:tab/><text:tab/>够了</text:span><text:span text:style-name="T7">，别说了。<text:tab/><text:tab/><text:tab/><text:tab/><text:tab/></text:span></text:p>
      <text:p text:style-name="P5"><text:span text:style-name="T24">Xiězì hé xiézi..... <text:tab/><text:tab/><text:tab/><text:tab/>Gòule, bié shuōle.</text:span><text:span text:style-name="T25"> </text:span></text:p>
      <text:p text:style-name="P5"><text:span text:style-name="T8">发音四声准，<text:tab/><text:tab/><text:tab/>句型意思对</text:span></text:p>
      <text:p text:style-name="P9"><text:span text:style-name="T23">Fāyīn sì shēng zhǔn, <text:tab/><text:tab/><text:tab/>jù xíng yìsi duì</text:span><text:span text:style-name="T9"> </text:span></text:p>
      <text:p text:style-name="P10"><text:span text:style-name="T9"/></text:p>
      <text:p text:style-name="P7"><text:span text:style-name="T7">一字一句学</text:span><text:span text:style-name="T7">，<text:tab/><text:tab/><text:tab/>只要慢慢来，</text:span></text:p>
      <text:p text:style-name="P9"><text:span text:style-name="T23">Yī zì yījù xué,<text:tab/><text:tab/><text:tab/><text:tab/><text:tab/> zhǐyào màn man lái,</text:span><text:span text:style-name="T9"> </text:span></text:p>
      <text:p text:style-name="P7"><text:span text:style-name="T7">早晚没问题</text:span><text:span text:style-name="T7">。<text:tab/><text:tab/><text:tab/><text:tab/>懂了，我吻你，</text:span></text:p>
      <text:p text:style-name="P9"><text:span text:style-name="T22">Zǎowǎn méi wèntí. <text:tab/><text:tab/><text:tab/><text:tab/>Dǒngle, wǒ wěn nǐ,</text:span> </text:p>
      <text:p text:style-name="P7"/>
      <text:p text:style-name="P7"><text:span text:style-name="T7">别吻</text:span><text:span text:style-name="T7">， 你该问，<text:tab/><text:tab/>对了，请问您</text:span></text:p>
      <text:p text:style-name="P9"><text:span text:style-name="T23">Bié wěn, nǐ gāi wèn, <text:tab/><text:tab/><text:tab/>duìle, qǐngwèn nín</text:span><text:span text:style-name="T9"> </text:span></text:p>
      <text:p text:style-name="P7"><text:span text:style-name="T6"/></text:p>
      <text:p text:style-name="P7"><text:span text:style-name="T7">中文怎么学</text:span><text:span text:style-name="T7">？<text:tab/><text:tab/><text:tab/>恰恰学汉语。 </text:span><text:span text:style-name="T2"><text:s/></text:span></text:p>
      <text:p text:style-name="P8"><text:span text:style-name="T22">Zhōngwén zěnme xué? <text:tab/><text:tab/><text:tab/>Qiàqià xué hànyǔ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FKai-SB" svg:font-family="DFKai-SB"/>
    <style:font-face style:name="Lucida Sans Unicode" svg:font-family="'Lucida Sans Unicode', 'Lucida Grande', sans-serif"/>
    <style:font-face style:name="Mangal1" svg:font-family="Mangal"/>
    <style:font-face style:name="Courier New" svg:font-family="'Courier New'" style:font-family-generic="modern"/>
    <style:font-face style:name="細明體" svg:font-family="細明體, MingLiU" style:font-family-generic="modern"/>
    <style:font-face style:name="方正仿宋" svg:font-family="方正仿宋" style:font-family-generic="script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PMingLiU" svg:font-family="PMingLiU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24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Times New Roman" fo:font-size="12pt" fo:language="en" fo:country="US" style:font-name-asian="DFKai-SB" style:font-size-asian="24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PMingLiU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asian="DFKai-SB"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name-asian="DFKai-SB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DFKai-SB" style:font-size-asian="12pt" style:font-name-complex="Mangal1"/>
    </style:style>
    <style:style style:name="Plain_20_Text" style:display-name="Plain Text" style:family="paragraph" style:parent-style-name="Standard">
      <style:text-properties style:font-name="細明體" style:font-name-asian="細明體" style:font-name-complex="Courier New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li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ha cha Mandarin (3) Use Cha Cha music to practice the following sentences</dc:title>
    <meta:initial-creator>slin</meta:initial-creator>
    <meta:creation-date>2012-01-16T13:13:00</meta:creation-date>
    <dc:creator>LONG_YI WENG</dc:creator>
    <dc:date>2012-01-16T13:37:02.26</dc:date>
    <meta:editing-cycles>2</meta:editing-cycles>
    <meta:editing-duration>P15824DT17H31M44S</meta:editing-duration>
    <meta:document-statistic meta:table-count="0" meta:image-count="0" meta:object-count="0" meta:page-count="2" meta:paragraph-count="27" meta:word-count="180" meta:character-count="775"/>
    <meta:generator>OpenOffice.org/3.3$Win32 OpenOffice.org_project/330m20$Build-9567</meta:generator>
  </office:meta>
</office:document-meta>
</file>